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Docker Knowledge Transfe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y: S. Fiebi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40:32.827356442</meta:creation-date>
    <meta:editing-duration>PT2M32S</meta:editing-duration>
    <meta:editing-cycles>2</meta:editing-cycles>
    <meta:generator>LibreOffice/7.4.5.1$Linux_X86_64 LibreOffice_project/40$Build-1</meta:generator>
    <dc:title>Blueprint Plans</dc:title>
    <dc:date>2023-02-11T18:43:04.862924304</dc:date>
    <meta:document-statistic meta:object-count="66"/>
  </office:meta>
</office:document-meta>
</file>